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là ! Moi c'est LGMR (100 Shâts au premier qui trouve la signification de l'acronyme eheh) mais ça fait [strike]trop[/strike] longtemps que j'arpente les méandres de l'internet mondial sous des pseudonymes divers et variés~~ Je suis un peu le joker de ce staff, ou le R2-D2 ; celui qui est toujours là dans un coin, qui parle beaucoup tout le temps pour dire des conneries que personne ne comprend, mais qui de temps à autre<text:tab/> step in pour sauver la game. </text:p>
      <text:p text:style-name="Standard"/>
      <text:p text:style-name="Standard">Mon dada à moi [strike]est un gangster (ref de vieux)[/strike] c'est le code (ou codage comme vous dites, hérétiques que vous êtes). Ouais, j'viens prendre la place de Kaleidoscope. Pour l'instant la mythologie égyptienne et l'époque victorienne j'suis un peu [strike]Leigh[/strike] light sur le sujet, mais j'ai la fâcheuse tendance à être au taquet quand je me lance dans quelque chose donc ça va vite changer.</text:p>
      <text:p text:style-name="Standard"/>
      <text:p text:style-name="Standard">Et sinon dans la vraie vie, moi c'que j'aime c'est le comique de répétition, et le comique de répétition. Mais aussi le rp, les jeux de société, les jeux vidéos et perdre du temps sur des trucs inutiles, particulièrement coder des machins débiles qui servent à rien à la place de rp. D'ailleurs je réponds vite mais j'écris (très) lentement et, à l'instar de mon personnage, je comprends vite mais il faut m'expliquer longtemps. Et comme le veut la tradition, pour celles et ceux qui veulent m'aider à perdre du temps, vous pouvez passer me faire un coucou sur discord @ L.iot#1089</text:p>
      <text:p text:style-name="Standard"/>
      <text:p text:style-name="Standard">Zoub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4:30:37.24</meta:creation-date>
    <dc:date>2020-09-30T15:39:50.78</dc:date>
    <meta:editing-duration>PT1H8M43S</meta:editing-duration>
    <meta:editing-cycles>58</meta:editing-cycles>
    <meta:generator>OpenOffice/4.1.7$Win32 OpenOffice.org_project/417m1$Build-9800</meta:generator>
    <meta:document-statistic meta:table-count="0" meta:image-count="0" meta:object-count="0" meta:page-count="1" meta:paragraph-count="4" meta:word-count="250" meta:character-count="1454"/>
  </office:meta>
</office:document-meta>
</file>